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M1_B.setL( boolean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B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B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B.setH( List &lt; Integer &gt;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B.setB( Strin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B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B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B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B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B.setK( int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B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B.setF( i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B.setG( int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B.setJ(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B.get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B.ge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B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B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B.setE( long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B.setC( Stri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B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B.setA( long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B.is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1_B.setI( List &lt; ObjectM1_C &gt;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